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 style:data-style-name="N4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" style:family="table-cell" style:parent-style-name="Default" style:data-style-name="N44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111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"/>
    <style:style style:name="ce12" style:family="table-cell" style:parent-style-name="Default" style:data-style-name="N61"/>
    <style:style style:name="ce35" style:family="table-cell" style:parent-style-name="Default" style:data-style-name="N2"/>
    <style:style style:name="ce36" style:family="table-cell" style:parent-style-name="Default" style:data-style-name="N113"/>
    <style:style style:name="ce39" style:family="table-cell" style:parent-style-name="Default" style:data-style-name="N4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40" style:family="table-cell" style:parent-style-name="Default" style:data-style-name="N41"/>
    <style:style style:name="ce4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On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One.D3:RunOne.D6 RunOne.E1:RunOne.E2 RunOne.E3:RunOne.E6 RunOne.B23:RunOne.B47 RunOne.C21:RunOne.C22 RunOne.C23:RunOne.C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One.D3:RunOne.D6 RunOne.E1:RunOne.E2 RunOne.E3:RunOne.E6 RunOne.B23:RunOne.B47 RunOne.C21:RunOne.C22 RunOne.C23:RunOne.C47 RunOne.P41:RunOne.P43 RunOne.S40:RunOne.S40 RunOne.S41:RunOne.S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office:value-type="string" calcext:value-type="string">
            <text:p>Fit constant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075266" office:value-type="float" office:value="132862.11569633" calcext:value-type="float">
            <text:p>132862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time" office:time-value="PT21H33M00S" calcext:value-type="time">
            <text:p>21:33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8.5" calcext:value-type="float">
            <text:p>98.5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time" office:time-value="PT10H00M00S" calcext:value-type="time">
            <text:p>10:00:00</text:p>
          </table:table-cell>
          <table:table-cell table:style-name="ce6" table:formula="of:=[.B4]+1-[.B$3]" office:value-type="time" office:time-value="PT12H27M00S" calcext:value-type="time">
            <text:p>12:27:00</text:p>
          </table:table-cell>
          <table:table-cell table:style-name="ce8" table:formula="of:=[.C4]*24*60*60" office:value-type="float" office:value="44820" calcext:value-type="float">
            <text:p>44820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time" office:time-value="PT17H00M00S" calcext:value-type="time">
            <text:p>17:00:00</text:p>
          </table:table-cell>
          <table:table-cell table:style-name="ce6" table:formula="of:=[.B5]+1-[.B$3]" office:value-type="time" office:time-value="PT19H27M00S" calcext:value-type="time">
            <text:p>19:27:00</text:p>
          </table:table-cell>
          <table:table-cell table:style-name="ce8" table:formula="of:=[.C5]*24*60*60" office:value-type="float" office:value="70020" calcext:value-type="float">
            <text:p>7002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E$3]*EXP(-[.D3]/[.I$2])" office:value-type="float" office:value="98.5" calcext:value-type="float">
            <text:p>9.8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12" table:formula="of:=SQRT(SUM([.J5:.J8]))" office:value-type="float" office:value="1.02163849523741" calcext:value-type="float">
            <text:p>1.02E+00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time" office:time-value="PT20H47M00S" calcext:value-type="time">
            <text:p>20:47:00</text:p>
          </table:table-cell>
          <table:table-cell table:style-name="ce6" table:formula="of:=[.B6]+1-[.B$3]" office:value-type="time" office:time-value="PT23H14M00S" calcext:value-type="time">
            <text:p>23:14:00</text:p>
          </table:table-cell>
          <table:table-cell table:style-name="ce8" table:formula="of:=[.C6]*24*60*60" office:value-type="float" office:value="83640" calcext:value-type="float">
            <text:p>83640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2"/>
          <table:table-cell table:style-name="ce12" table:formula="of:=[.E$3]*EXP(-[.D4]/[.I$2])" office:value-type="float" office:value="70.2959604925695" calcext:value-type="float">
            <text:p>7.03E+01</text:p>
          </table:table-cell>
          <table:table-cell table:style-name="ce12" table:formula="of:=[.H6]-[.E4]" office:value-type="float" office:value="0.295960492569534" calcext:value-type="float">
            <text:p>2.96E-01</text:p>
          </table:table-cell>
          <table:table-cell table:style-name="ce12" table:formula="of:=[.I6]^2" office:value-type="float" office:value="0.0875926131620015" calcext:value-type="float">
            <text:p>8.76E-02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number-columns-repeated="3"/>
          <table:table-cell table:style-name="ce12" table:formula="of:=[.E$3]*EXP(-[.D5]/[.I$2])" office:value-type="float" office:value="58.1510546885219" calcext:value-type="float">
            <text:p>5.82E+01</text:p>
          </table:table-cell>
          <table:table-cell table:style-name="ce12" table:formula="of:=[.H7]-[.E5]" office:value-type="float" office:value="-0.848945311478097" calcext:value-type="float">
            <text:p>-8.49E-01</text:p>
          </table:table-cell>
          <table:table-cell table:style-name="ce12" table:formula="of:=[.I7]^2" office:value-type="float" office:value="0.720708141880643" calcext:value-type="float">
            <text:p>7.21E-01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number-columns-repeated="3"/>
          <table:table-cell table:style-name="ce12" table:formula="of:=[.E$3]*EXP(-[.D6]/[.I$2])" office:value-type="float" office:value="52.4852261945818" calcext:value-type="float">
            <text:p>5.25E+01</text:p>
          </table:table-cell>
          <table:table-cell table:style-name="ce12" table:formula="of:=[.H8]-[.E6]" office:value-type="float" office:value="0.485226194581784" calcext:value-type="float">
            <text:p>4.85E-01</text:p>
          </table:table-cell>
          <table:table-cell table:style-name="ce12" table:formula="of:=[.I8]^2" office:value-type="float" office:value="0.23544445990832" calcext:value-type="float">
            <text:p>2.35E-01</text:p>
          </table:table-cell>
          <table:table-cell table:style-name="ce12"/>
          <table:table-cell table:number-columns-repeated="15"/>
        </table:table-row>
        <table:table-row table:style-name="ro1" table:number-rows-repeated="8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table:formula="of:=[.E3]" office:value-type="float" office:value="98.5" calcext:value-type="float">
            <text:p>98.5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7]*EXP(-[.B23]/[.I$2])" office:value-type="float" office:value="98.5" calcext:value-type="float">
            <text:p>98.5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[.C$23]*EXP(-[.B24]/[.I$2])" office:value-type="float" office:value="95.8669016360838" calcext:value-type="float">
            <text:p>95.9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[.C$23]*EXP(-[.B25]/[.I$2])" office:value-type="float" office:value="93.3041911604322" calcext:value-type="float">
            <text:p>93.3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[.C$23]*EXP(-[.B26]/[.I$2])" office:value-type="float" office:value="90.8099869666143" calcext:value-type="float">
            <text:p>90.8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[.C$23]*EXP(-[.B27]/[.I$2])" office:value-type="float" office:value="88.3824577472332" calcext:value-type="float">
            <text:p>88.4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[.C$23]*EXP(-[.B28]/[.I$2])" office:value-type="float" office:value="86.0198211493333" calcext:value-type="float">
            <text:p>86.0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[.C$23]*EXP(-[.B29]/[.I$2])" office:value-type="float" office:value="83.7203424657529" calcext:value-type="float">
            <text:p>83.7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[.C$23]*EXP(-[.B30]/[.I$2])" office:value-type="float" office:value="81.4823333614577" calcext:value-type="float">
            <text:p>81.5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[.C$23]*EXP(-[.B31]/[.I$2])" office:value-type="float" office:value="79.3041506339234" calcext:value-type="float">
            <text:p>79.3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[.C$23]*EXP(-[.B32]/[.I$2])" office:value-type="float" office:value="77.1841950066549" calcext:value-type="float">
            <text:p>77.2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[.C$23]*EXP(-[.B33]/[.I$2])" office:value-type="float" office:value="75.1209099549573" calcext:value-type="float">
            <text:p>75.1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[.C$23]*EXP(-[.B34]/[.I$2])" office:value-type="float" office:value="73.1127805630964" calcext:value-type="float">
            <text:p>73.1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[.C$23]*EXP(-[.B35]/[.I$2])" office:value-type="float" office:value="71.1583324120096" calcext:value-type="float">
            <text:p>71.2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[.C$23]*EXP(-[.B36]/[.I$2])" office:value-type="float" office:value="69.2561304967501" calcext:value-type="float">
            <text:p>69.3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[.C$23]*EXP(-[.B37]/[.I$2])" office:value-type="float" office:value="67.4047781728703" calcext:value-type="float">
            <text:p>67.4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[.C$23]*EXP(-[.B38]/[.I$2])" office:value-type="float" office:value="65.6029161309706" calcext:value-type="float">
            <text:p>65.6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[.C$23]*EXP(-[.B39]/[.I$2])" office:value-type="float" office:value="63.84922139866" calcext:value-type="float">
            <text:p>63.8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[.C$23]*EXP(-[.B40]/[.I$2])" office:value-type="float" office:value="62.1424063691967" calcext:value-type="float">
            <text:p>62.1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[.C$23]*EXP(-[.B41]/[.I$2])" office:value-type="float" office:value="60.4812178560947" calcext:value-type="float">
            <text:p>60.5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[.E41]/[.C23])*[.I2]" office:value-type="float" office:value="65861.3432301361" calcext:value-type="float">
            <text:p>65861</text:p>
          </table:table-cell>
          <table:table-cell table:number-columns-repeated="9"/>
          <table:table-cell table:formula="of:=[.P42]-60*60" office:value-type="float" office:value="62261.3432301361" calcext:value-type="float">
            <text:p>62261.3432301361</text:p>
          </table:table-cell>
          <table:table-cell table:formula="of:=[.C$23]*EXP(-[.P41]/[.I2])" office:value-type="float" office:value="61.6479712928941" calcext:value-type="float">
            <text:p>61.6479712928941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6257456" calcext:value-type="float">
            <text:p>61.6257456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[.C$23]*EXP(-[.B42]/[.I$2])" office:value-type="float" office:value="58.8644361730029" calcext:value-type="float">
            <text:p>58.9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65861.3432301361" calcext:value-type="float">
            <text:p>65861</text:p>
          </table:table-cell>
          <table:table-cell table:formula="of:=[.C$23]*EXP(-[.P42]/[.I$2])" office:value-type="float" office:value="59.9999999999999" calcext:value-type="float">
            <text:p>59.9999999999999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[.C$23]*EXP(-[.B43]/[.I$2])" office:value-type="float" office:value="57.2908742381807" calcext:value-type="float">
            <text:p>57.3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9461.3432301361" calcext:value-type="float">
            <text:p>69461.3432301361</text:p>
          </table:table-cell>
          <table:table-cell table:formula="of:=[.C$23]*EXP(-[.P43]/[.I$2])" office:value-type="float" office:value="58.3960822148733" calcext:value-type="float">
            <text:p>58.3960822148733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3742544" calcext:value-type="float">
            <text:p>58.3742544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[.C$23]*EXP(-[.B44]/[.I$2])" office:value-type="float" office:value="55.7593767029129" calcext:value-type="float">
            <text:p>55.8</text:p>
          </table:table-cell>
          <table:table-cell table:number-columns-repeated="2"/>
          <table:table-cell table:style-name="ce12" table:formula="of:=-[.C23]/[.I2]*EXP(-[.F41]/[.I2])" office:value-type="float" office:value="-0.000451596" calcext:value-type="float">
            <text:p>-4.52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3.03472512" calcext:value-type="float">
            <text:p>3.03</text:p>
          </table:table-cell>
          <table:table-cell table:number-columns-repeated="17"/>
        </table:table-row>
        <table:table-row table:style-name="ro2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[.C$23]*EXP(-[.B45]/[.I$2])" office:value-type="float" office:value="54.2688191032233" calcext:value-type="float">
            <text:p>54.3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303472512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[.C$23]*EXP(-[.B46]/[.I$2])" office:value-type="float" office:value="52.8181070342653" calcext:value-type="float">
            <text:p>52.8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[.C$23]*EXP(-[.B47]/[.I$2])" office:value-type="float" office:value="51.4061753467823" calcext:value-type="float">
            <text:p>51.4</text:p>
          </table:table-cell>
          <table:table-cell table:number-columns-repeated="23"/>
        </table:table-row>
      </table:table>
      <table:table table:name="RunTwo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wo.D3:RunTwo.D8 RunTwo.E1:RunTwo.E2 RunTwo.E3:RunTwo.E8 RunTwo.B23:RunTwo.B47 RunTwo.C21:RunTwo.C22 RunTwo.C23:RunTwo.C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wo.D3:RunTwo.D8 RunTwo.E1:RunTwo.E2 RunTwo.E3:RunTwo.E8 RunTwo.B23:RunTwo.B47 RunTwo.C21:RunTwo.C22 RunTwo.C23:RunTwo.C47 RunTwo.P41:RunTwo.P43 RunTwo.S40:RunTwo.S40 RunTwo.S41:RunTwo.S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office:value-type="string" calcext:value-type="string">
            <text:p>Fit constant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076429" office:value-type="float" office:value="130840.387810909" calcext:value-type="float">
            <text:p>130840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time" office:time-value="PT20H56M00S" calcext:value-type="time">
            <text:p>20:56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time" office:time-value="PT22H38M00S" calcext:value-type="time">
            <text:p>22:38:00</text:p>
          </table:table-cell>
          <table:table-cell table:style-name="ce6" table:formula="of:=[.B4]+0-[.B$3]" office:value-type="time" office:time-value="PT01H42M00S" calcext:value-type="time">
            <text:p>01:42:00</text:p>
          </table:table-cell>
          <table:table-cell table:style-name="ce8" table:formula="of:=[.C4]*24*60*60" office:value-type="float" office:value="6120" calcext:value-type="float">
            <text:p>6120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06H59M00S" calcext:value-type="time">
            <text:p>06:59:00</text:p>
          </table:table-cell>
          <table:table-cell table:style-name="ce8" table:formula="of:=[.C5]*24*60*60" office:value-type="float" office:value="25140" calcext:value-type="float">
            <text:p>25140</text:p>
          </table:table-cell>
          <table:table-cell table:style-name="ce11" office:value-type="float" office:value="74.5" calcext:value-type="float">
            <text:p>74.5</text:p>
          </table:table-cell>
          <table:table-cell table:number-columns-repeated="2"/>
          <table:table-cell table:style-name="ce12" table:formula="of:=[.E$3]*EXP(-[.D3]/[.I$2])" office:value-type="float" office:value="96" calcext:value-type="float">
            <text:p>9.60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12" table:formula="of:=SQRT(SUM([.J5:.J10]))" office:value-type="float" office:value="7.93786674865343" calcext:value-type="float">
            <text:p>7.94E+00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time" office:time-value="PT11H50M00S" calcext:value-type="time">
            <text:p>11:50:00</text:p>
          </table:table-cell>
          <table:table-cell table:style-name="ce6" table:formula="of:=[.B6]+1-[.B$3]" office:value-type="time" office:time-value="PT14H54M00S" calcext:value-type="time">
            <text:p>14:54:00</text:p>
          </table:table-cell>
          <table:table-cell table:style-name="ce8" table:formula="of:=[.C6]*24*60*60" office:value-type="float" office:value="53640" calcext:value-type="float">
            <text:p>53640</text:p>
          </table:table-cell>
          <table:table-cell table:style-name="ce11" office:value-type="float" office:value="59" calcext:value-type="float">
            <text:p>59</text:p>
          </table:table-cell>
          <table:table-cell table:number-columns-repeated="2"/>
          <table:table-cell table:style-name="ce12" table:formula="of:=[.E$3]*EXP(-[.D4]/[.I$2])" office:value-type="float" office:value="91.6130421841556" calcext:value-type="float">
            <text:p>9.16E+01</text:p>
          </table:table-cell>
          <table:table-cell table:style-name="ce12" table:formula="of:=[.H6]-[.E4]" office:value-type="float" office:value="2.61304218415555" calcext:value-type="float">
            <text:p>2.61E+00</text:p>
          </table:table-cell>
          <table:table-cell table:style-name="ce12" table:formula="of:=[.I6]^2" office:value-type="float" office:value="6.82798945617639" calcext:value-type="float">
            <text:p>6.83E+00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ce3" office:value-type="time" office:time-value="PT15H00M00S" calcext:value-type="time">
            <text:p>15:00:00</text:p>
          </table:table-cell>
          <table:table-cell table:style-name="ce6" table:formula="of:=[.B7]+1-[.B$3]" office:value-type="time" office:time-value="PT18H04M00S" calcext:value-type="time">
            <text:p>18:04:00</text:p>
          </table:table-cell>
          <table:table-cell table:style-name="ce8" table:formula="of:=[.C7]*24*60*60" office:value-type="float" office:value="65040" calcext:value-type="float">
            <text:p>65040</text:p>
          </table:table-cell>
          <table:table-cell table:style-name="ce11" office:value-type="float" office:value="55" calcext:value-type="float">
            <text:p>55</text:p>
          </table:table-cell>
          <table:table-cell table:number-columns-repeated="2"/>
          <table:table-cell table:style-name="ce12" table:formula="of:=[.E$3]*EXP(-[.D5]/[.I$2])" office:value-type="float" office:value="79.2181695063199" calcext:value-type="float">
            <text:p>7.92E+01</text:p>
          </table:table-cell>
          <table:table-cell table:style-name="ce12" table:formula="of:=[.H7]-[.E5]" office:value-type="float" office:value="4.71816950631987" calcext:value-type="float">
            <text:p>4.72E+00</text:p>
          </table:table-cell>
          <table:table-cell table:style-name="ce12" table:formula="of:=[.I7]^2" office:value-type="float" office:value="22.2611234903667" calcext:value-type="float">
            <text:p>2.23E+01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ce3" office:value-type="time" office:time-value="PT23H13M00S" calcext:value-type="time">
            <text:p>23:13:00</text:p>
          </table:table-cell>
          <table:table-cell table:style-name="ce6" table:formula="of:=[.B8]+1-[.B$3]" office:value-type="time" office:time-value="PT26H17M00S" calcext:value-type="time">
            <text:p>26:17:00</text:p>
          </table:table-cell>
          <table:table-cell table:style-name="ce8" table:formula="of:=[.C8]*24*60*60" office:value-type="float" office:value="94620" calcext:value-type="float">
            <text:p>94620</text:p>
          </table:table-cell>
          <table:table-cell table:style-name="ce11" office:value-type="float" office:value="47" calcext:value-type="float">
            <text:p>47</text:p>
          </table:table-cell>
          <table:table-cell table:number-columns-repeated="2"/>
          <table:table-cell table:style-name="ce12" table:formula="of:=[.E$3]*EXP(-[.D6]/[.I$2])" office:value-type="float" office:value="63.7126439777769" calcext:value-type="float">
            <text:p>6.37E+01</text:p>
          </table:table-cell>
          <table:table-cell table:style-name="ce12" table:formula="of:=[.H8]-[.E6]" office:value-type="float" office:value="4.71264397777687" calcext:value-type="float">
            <text:p>4.71E+00</text:p>
          </table:table-cell>
          <table:table-cell table:style-name="ce12" table:formula="of:=[.I8]^2" office:value-type="float" office:value="22.2090132612766" calcext:value-type="float">
            <text:p>2.22E+01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E$3]*EXP(-[.D7]/[.I$2])" office:value-type="float" office:value="58.396384312938" calcext:value-type="float">
            <text:p>5.84E+01</text:p>
          </table:table-cell>
          <table:table-cell table:style-name="ce12" table:formula="of:=[.H9]-[.E7]" office:value-type="float" office:value="3.39638431293798" calcext:value-type="float">
            <text:p>3.40E+00</text:p>
          </table:table-cell>
          <table:table-cell table:style-name="ce12" table:formula="of:=[.I9]^2" office:value-type="float" office:value="11.5354264011712" calcext:value-type="float">
            <text:p>1.15E+01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2" table:formula="of:=[.E$3]*EXP(-[.D8]/[.I$2])" office:value-type="float" office:value="46.5802668581266" calcext:value-type="float">
            <text:p>4.66E+01</text:p>
          </table:table-cell>
          <table:table-cell table:style-name="ce12" table:formula="of:=[.H10]-[.E8]" office:value-type="float" office:value="-0.419733141873451" calcext:value-type="float">
            <text:p>-4.20E-01</text:p>
          </table:table-cell>
          <table:table-cell table:style-name="ce12" table:formula="of:=[.I10]^2" office:value-type="float" office:value="0.176175910386958" calcext:value-type="float">
            <text:p>1.76E-01</text:p>
          </table:table-cell>
          <table:table-cell table:number-columns-repeated="16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Default" office:value-type="float" office:value="92.6" calcext:value-type="float">
            <text:p>92.6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7]*EXP(-[.B23]/[.I$2])" office:value-type="float" office:value="92.6" calcext:value-type="float">
            <text:p>92.6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[.C$23]*EXP(-[.B24]/[.I$2])" office:value-type="float" office:value="90.0868947402976" calcext:value-type="float">
            <text:p>90.1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[.C$23]*EXP(-[.B25]/[.I$2])" office:value-type="float" office:value="87.641993563169" calcext:value-type="float">
            <text:p>87.6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[.C$23]*EXP(-[.B26]/[.I$2])" office:value-type="float" office:value="85.2634454530783" calcext:value-type="float">
            <text:p>85.3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[.C$23]*EXP(-[.B27]/[.I$2])" office:value-type="float" office:value="82.9494496298765" calcext:value-type="float">
            <text:p>82.9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[.C$23]*EXP(-[.B28]/[.I$2])" office:value-type="float" office:value="80.698254185446" calcext:value-type="float">
            <text:p>80.7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[.C$23]*EXP(-[.B29]/[.I$2])" office:value-type="float" office:value="78.508154757344" calcext:value-type="float">
            <text:p>78.5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[.C$23]*EXP(-[.B30]/[.I$2])" office:value-type="float" office:value="76.3774932384432" calcext:value-type="float">
            <text:p>76.4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[.C$23]*EXP(-[.B31]/[.I$2])" office:value-type="float" office:value="74.304656521592" calcext:value-type="float">
            <text:p>74.3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[.C$23]*EXP(-[.B32]/[.I$2])" office:value-type="float" office:value="72.2880752783437" calcext:value-type="float">
            <text:p>72.3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[.C$23]*EXP(-[.B33]/[.I$2])" office:value-type="float" office:value="70.32622277083" calcext:value-type="float">
            <text:p>70.3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[.C$23]*EXP(-[.B34]/[.I$2])" office:value-type="float" office:value="68.4176136958799" calcext:value-type="float">
            <text:p>68.4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[.C$23]*EXP(-[.B35]/[.I$2])" office:value-type="float" office:value="66.5608030605084" calcext:value-type="float">
            <text:p>66.6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[.C$23]*EXP(-[.B36]/[.I$2])" office:value-type="float" office:value="64.7543850879233" calcext:value-type="float">
            <text:p>64.8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[.C$23]*EXP(-[.B37]/[.I$2])" office:value-type="float" office:value="62.9969921532229" calcext:value-type="float">
            <text:p>63.0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[.C$23]*EXP(-[.B38]/[.I$2])" office:value-type="float" office:value="61.2872937479778" calcext:value-type="float">
            <text:p>61.3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[.C$23]*EXP(-[.B39]/[.I$2])" office:value-type="float" office:value="59.6239954729133" calcext:value-type="float">
            <text:p>59.6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[.C$23]*EXP(-[.B40]/[.I$2])" office:value-type="float" office:value="58.00583805793" calcext:value-type="float">
            <text:p>58.0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[.C$23]*EXP(-[.B41]/[.I$2])" office:value-type="float" office:value="56.4315964087202" calcext:value-type="float">
            <text:p>56.4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[.E41]/[.C23])*[.I2]" office:value-type="float" office:value="56777.4770610675" calcext:value-type="float">
            <text:p>56777</text:p>
          </table:table-cell>
          <table:table-cell table:number-columns-repeated="9"/>
          <table:table-cell table:formula="of:=[.P42]-60*60" office:value-type="float" office:value="53177.4770610675" calcext:value-type="float">
            <text:p>53177.4770610675</text:p>
          </table:table-cell>
          <table:table-cell table:formula="of:=[.C$23]*EXP(-[.P41]/[.I2])" office:value-type="float" office:value="61.6737874694963" calcext:value-type="float">
            <text:p>61.6737874694963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6508664" calcext:value-type="float">
            <text:p>61.6508664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[.C$23]*EXP(-[.B42]/[.I$2])" office:value-type="float" office:value="54.9000786792584" calcext:value-type="float">
            <text:p>54.9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56777.4770610675" calcext:value-type="float">
            <text:p>56777</text:p>
          </table:table-cell>
          <table:table-cell table:formula="of:=[.C$23]*EXP(-[.P42]/[.I$2])" office:value-type="float" office:value="59.9999999999999" calcext:value-type="float">
            <text:p>59.9999999999999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[.C$23]*EXP(-[.B43]/[.I$2])" office:value-type="float" office:value="53.4101253694644" calcext:value-type="float">
            <text:p>53.4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60377.4770610675" calcext:value-type="float">
            <text:p>60377.4770610675</text:p>
          </table:table-cell>
          <table:table-cell table:formula="of:=[.C$23]*EXP(-[.P43]/[.I$2])" office:value-type="float" office:value="58.3716380606679" calcext:value-type="float">
            <text:p>58.3716380606679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3491336" calcext:value-type="float">
            <text:p>58.3491336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[.C$23]*EXP(-[.B44]/[.I$2])" office:value-type="float" office:value="51.9606084473546" calcext:value-type="float">
            <text:p>52.0</text:p>
          </table:table-cell>
          <table:table-cell table:number-columns-repeated="2"/>
          <table:table-cell table:style-name="ce12" table:formula="of:=-[.C23]/[.I2]*EXP(-[.F41]/[.I2])" office:value-type="float" office:value="-0.000458574" calcext:value-type="float">
            <text:p>-4.59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3.08161728" calcext:value-type="float">
            <text:p>3.08</text:p>
          </table:table-cell>
          <table:table-cell table:number-columns-repeated="17"/>
        </table:table-row>
        <table:table-row table:style-name="ro2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[.C$23]*EXP(-[.B45]/[.I$2])" office:value-type="float" office:value="50.5504304950179" calcext:value-type="float">
            <text:p>50.6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308161728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[.C$23]*EXP(-[.B46]/[.I$2])" office:value-type="float" office:value="49.1785238777689" calcext:value-type="float">
            <text:p>49.2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[.C$23]*EXP(-[.B47]/[.I$2])" office:value-type="float" office:value="47.8438499358508" calcext:value-type="float">
            <text:p>47.8</text:p>
          </table:table-cell>
          <table:table-cell table:number-columns-repeated="23"/>
        </table:table-row>
      </table:table>
      <table:table table:name="RunThree" table:style-name="ta1">
        <office:forms form:automatic-focus="false" form:apply-design-mode="false"/>
        <table:shapes>
          <draw:frame draw:z-index="0" draw:style-name="gr1" draw:text-style-name="P1" svg:width="19.023cm" svg:height="11.13cm" svg:x="9.157cm" svg:y="5.392cm">
            <draw:object draw:notify-on-update-of-ranges="RunThree.D3:RunThree.D6 RunThree.E1:RunThree.E2 RunThree.E3:RunThree.E6 RunThree.B23:RunThree.B59 RunThree.C21:RunThree.C22 RunThree.C23:RunThree.C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9.766cm" svg:height="11.118cm" svg:x="30.611cm" svg:y="5.39cm">
            <draw:object draw:notify-on-update-of-ranges="RunThree.D3:RunThree.D8 RunThree.E1:RunThree.E2 RunThree.E3:RunThree.E8 RunThree.B23:RunThree.B47 RunThree.C21:RunThree.C22 RunThree.C23:RunThree.C47 RunThree.P41:RunThree.P43 RunThree.S40:RunThree.S40 RunThree.S41:RunThree.S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6"/>
        <table:table-column table:style-name="co1" table:default-cell-style-name="ce22"/>
        <table:table-column table:style-name="co1" table:number-columns-repeated="23" table:default-cell-style-name="Default"/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Time</text:p>
          </table:table-cell>
          <table:table-cell table:style-name="ce9" office:value-type="string" calcext:value-type="string">
            <text:p>Meas. Temp.</text:p>
          </table:table-cell>
          <table:table-cell table:number-columns-repeated="3"/>
          <table:table-cell office:value-type="string" calcext:value-type="string">
            <text:p>Fit constant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(hh:mm:ss abs)</text:p>
          </table:table-cell>
          <table:table-cell table:style-name="ce5" office:value-type="string" calcext:value-type="string">
            <text:p>(hh:mm:ss)</text:p>
          </table:table-cell>
          <table:table-cell table:style-name="ce5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3"/>
          <table:table-cell table:style-name="ce29" table:formula="of:=1/0.0000064761" office:value-type="float" office:value="154413.921959204" calcext:value-type="float">
            <text:p>154414</text:p>
          </table:table-cell>
          <table:table-cell table:number-columns-repeated="17"/>
        </table:table-row>
        <table:table-row table:style-name="ro1">
          <table:table-cell/>
          <table:table-cell table:style-name="ce39" office:value-type="time" office:time-value="PT04H58M00S" calcext:value-type="time">
            <text:p>04:58:00</text:p>
          </table:table-cell>
          <table:table-cell table:style-name="ce6" table:formula="of:=[.B3]-[.B3]" office:value-type="time" office:time-value="PT00H00M00S" calcext:value-type="time">
            <text:p>00:00:00</text:p>
          </table:table-cell>
          <table:table-cell table:style-name="ce41" office:value-type="float" office:value="0" calcext:value-type="float">
            <text:p>0</text:p>
          </table:table-cell>
          <table:table-cell table:style-name="ce22" office:value-type="float" office:value="99.5" calcext:value-type="float">
            <text:p>99.5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time" office:time-value="PT17H23M00S" calcext:value-type="time">
            <text:p>17:23:00</text:p>
          </table:table-cell>
          <table:table-cell table:style-name="ce6" table:formula="of:=[.B4]+0-[.B$3]" office:value-type="time" office:time-value="PT12H25M00S" calcext:value-type="time">
            <text:p>12:25:00</text:p>
          </table:table-cell>
          <table:table-cell table:style-name="ce8" table:formula="of:=[.C4]*24*60*60" office:value-type="float" office:value="44700" calcext:value-type="float">
            <text:p>44700</text:p>
          </table:table-cell>
          <table:table-cell table:style-name="ce22" office:value-type="float" office:value="69" calcext:value-type="float">
            <text:p>69.0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time" office:time-value="PT03H55M00S" calcext:value-type="time">
            <text:p>03:55:00</text:p>
          </table:table-cell>
          <table:table-cell table:style-name="ce6" table:formula="of:=[.B5]+1-[.B$3]" office:value-type="time" office:time-value="PT22H57M00S" calcext:value-type="time">
            <text:p>22:57:00</text:p>
          </table:table-cell>
          <table:table-cell table:style-name="ce8" table:formula="of:=[.C5]*24*60*60" office:value-type="float" office:value="82620" calcext:value-type="float">
            <text:p>82620</text:p>
          </table:table-cell>
          <table:table-cell table:style-name="ce22" office:value-type="float" office:value="54" calcext:value-type="float">
            <text:p>54.0</text:p>
          </table:table-cell>
          <table:table-cell table:number-columns-repeated="2"/>
          <table:table-cell table:style-name="ce12" table:formula="of:=[.E$3]*EXP(-[.D3]/[.I$2])" office:value-type="float" office:value="99.5" calcext:value-type="float">
            <text:p>9.95E+01</text:p>
          </table:table-cell>
          <table:table-cell table:style-name="ce12" table:formula="of:=[.H5]-[.E3]" office:value-type="float" office:value="0" calcext:value-type="float">
            <text:p>0.00E+00</text:p>
          </table:table-cell>
          <table:table-cell table:style-name="ce12" table:formula="of:=[.I5]^2" office:value-type="float" office:value="0" calcext:value-type="float">
            <text:p>0.00E+00</text:p>
          </table:table-cell>
          <table:table-cell table:style-name="ce12" table:formula="of:=SQRT(SUM([.J5:.J8]))" office:value-type="float" office:value="6.9566208205688" calcext:value-type="float">
            <text:p>6.96E+00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time" office:time-value="PT15H33M00S" calcext:value-type="time">
            <text:p>15:33:00</text:p>
          </table:table-cell>
          <table:table-cell table:style-name="ce6" table:formula="of:=[.B6]+1-[.B$3]" office:value-type="time" office:time-value="PT34H35M00S" calcext:value-type="time">
            <text:p>34:35:00</text:p>
          </table:table-cell>
          <table:table-cell table:style-name="ce8" table:formula="of:=[.C6]*24*60*60" office:value-type="float" office:value="124500" calcext:value-type="float">
            <text:p>124500</text:p>
          </table:table-cell>
          <table:table-cell table:style-name="ce22" office:value-type="float" office:value="44.5" calcext:value-type="float">
            <text:p>44.5</text:p>
          </table:table-cell>
          <table:table-cell table:number-columns-repeated="2"/>
          <table:table-cell table:style-name="ce12" table:formula="of:=[.E$3]*EXP(-[.D4]/[.I$2])" office:value-type="float" office:value="74.4908257989566" calcext:value-type="float">
            <text:p>7.45E+01</text:p>
          </table:table-cell>
          <table:table-cell table:style-name="ce12" table:formula="of:=[.H6]-[.E4]" office:value-type="float" office:value="5.49082579895661" calcext:value-type="float">
            <text:p>5.49E+00</text:p>
          </table:table-cell>
          <table:table-cell table:style-name="ce12" table:formula="of:=[.I6]^2" office:value-type="float" office:value="30.1491679544875" calcext:value-type="float">
            <text:p>3.01E+01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ce3"/>
          <table:table-cell table:style-name="ce6"/>
          <table:table-cell table:style-name="ce8"/>
          <table:table-cell table:style-name="ce22"/>
          <table:table-cell table:number-columns-repeated="2"/>
          <table:table-cell table:style-name="ce12" table:formula="of:=[.E$3]*EXP(-[.D5]/[.I$2])" office:value-type="float" office:value="58.2708671228791" calcext:value-type="float">
            <text:p>5.83E+01</text:p>
          </table:table-cell>
          <table:table-cell table:style-name="ce12" table:formula="of:=[.H7]-[.E5]" office:value-type="float" office:value="4.27086712287912" calcext:value-type="float">
            <text:p>4.27E+00</text:p>
          </table:table-cell>
          <table:table-cell table:style-name="ce12" table:formula="of:=[.I7]^2" office:value-type="float" office:value="18.2403059812898" calcext:value-type="float">
            <text:p>1.82E+01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ce3"/>
          <table:table-cell table:style-name="ce6"/>
          <table:table-cell table:style-name="ce8"/>
          <table:table-cell table:style-name="ce22"/>
          <table:table-cell table:number-columns-repeated="2"/>
          <table:table-cell table:style-name="ce12" table:formula="of:=[.E$3]*EXP(-[.D6]/[.I$2])" office:value-type="float" office:value="44.4285905790948" calcext:value-type="float">
            <text:p>4.44E+01</text:p>
          </table:table-cell>
          <table:table-cell table:style-name="ce12" table:formula="of:=[.H8]-[.E6]" office:value-type="float" office:value="-0.0714094209051908" calcext:value-type="float">
            <text:p>-7.14E-02</text:p>
          </table:table-cell>
          <table:table-cell table:style-name="ce12" table:formula="of:=[.I8]^2" office:value-type="float" office:value="0.00509930539401469" calcext:value-type="float">
            <text:p>5.10E-03</text:p>
          </table:table-cell>
          <table:table-cell table:style-name="ce12"/>
          <table:table-cell table:number-columns-repeated="15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"/>
          <table:table-cell table:style-name="ce12" table:formula="of:=[.E$3]*EXP(-[.D7]/[.I$2])" office:value-type="float" office:value="99.5" calcext:value-type="float">
            <text:p>9.95E+01</text:p>
          </table:table-cell>
          <table:table-cell table:style-name="ce12" table:formula="of:=[.H9]-[.E7]" office:value-type="float" office:value="99.5" calcext:value-type="float">
            <text:p>9.95E+01</text:p>
          </table:table-cell>
          <table:table-cell table:style-name="ce12" table:formula="of:=[.I9]^2" office:value-type="float" office:value="9900.25" calcext:value-type="float">
            <text:p>9.90E+03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"/>
          <table:table-cell table:style-name="ce12" table:formula="of:=[.E$3]*EXP(-[.D8]/[.I$2])" office:value-type="float" office:value="99.5" calcext:value-type="float">
            <text:p>9.95E+01</text:p>
          </table:table-cell>
          <table:table-cell table:style-name="ce12" table:formula="of:=[.H10]-[.E8]" office:value-type="float" office:value="99.5" calcext:value-type="float">
            <text:p>9.95E+01</text:p>
          </table:table-cell>
          <table:table-cell table:style-name="ce12" table:formula="of:=[.I10]^2" office:value-type="float" office:value="9900.25" calcext:value-type="float">
            <text:p>9.90E+03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style-name="ce40"/>
          <table:table-cell table:style-name="ce29"/>
          <table:table-cell table:style-name="ce42"/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<text:span text:style-name="T1">0</text:span></text:p>
          </table:table-cell>
          <table:table-cell table:style-name="ce42" office:value-type="float" office:value="95" calcext:value-type="float">
            <text:p>95.0</text:p>
          </table:table-cell>
          <table:table-cell table:number-columns-repeated="2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9" office:value-type="string" calcext:value-type="string">
            <text:p>Model temp.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(s)</text:p>
          </table:table-cell>
          <table:table-cell table:style-name="ce10" office:value-type="string" calcext:value-type="string">
            <text:p>(℃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17]*EXP(-[.B23]/[.I$2])" office:value-type="float" office:value="95" calcext:value-type="float">
            <text:p>95.0</text:p>
          </table:table-cell>
          <table:table-cell table:number-columns-repeated="23"/>
        </table:table-row>
        <table:table-row table:style-name="ro1">
          <table:table-cell/>
          <table:table-cell table:formula="of:=60*60" office:value-type="float" office:value="3600" calcext:value-type="float">
            <text:p>3600</text:p>
          </table:table-cell>
          <table:table-cell table:formula="of:=[.C$23]*EXP(-[.B24]/[.I$2])" office:value-type="float" office:value="92.8107925073462" calcext:value-type="float">
            <text:p>92.8</text:p>
          </table:table-cell>
          <table:table-cell table:number-columns-repeated="23"/>
        </table:table-row>
        <table:table-row table:style-name="ro1">
          <table:table-cell/>
          <table:table-cell table:formula="of:=[.B24]+60*60" office:value-type="float" office:value="7200" calcext:value-type="float">
            <text:p>7200</text:p>
          </table:table-cell>
          <table:table-cell table:formula="of:=[.C$23]*EXP(-[.B25]/[.I$2])" office:value-type="float" office:value="90.6720337457017" calcext:value-type="float">
            <text:p>90.7</text:p>
          </table:table-cell>
          <table:table-cell table:number-columns-repeated="23"/>
        </table:table-row>
        <table:table-row table:style-name="ro1">
          <table:table-cell/>
          <table:table-cell table:formula="of:=[.B25]+60*60" office:value-type="float" office:value="10800" calcext:value-type="float">
            <text:p>10800</text:p>
          </table:table-cell>
          <table:table-cell table:formula="of:=[.C$23]*EXP(-[.B26]/[.I$2])" office:value-type="float" office:value="88.5825611599096" calcext:value-type="float">
            <text:p>88.6</text:p>
          </table:table-cell>
          <table:table-cell table:number-columns-repeated="23"/>
        </table:table-row>
        <table:table-row table:style-name="ro1">
          <table:table-cell/>
          <table:table-cell table:formula="of:=[.B26]+60*60" office:value-type="float" office:value="14400" calcext:value-type="float">
            <text:p>14400</text:p>
          </table:table-cell>
          <table:table-cell table:formula="of:=[.C$23]*EXP(-[.B27]/[.I$2])" office:value-type="float" office:value="86.5412389850702" calcext:value-type="float">
            <text:p>86.5</text:p>
          </table:table-cell>
          <table:table-cell table:number-columns-repeated="23"/>
        </table:table-row>
        <table:table-row table:style-name="ro1">
          <table:table-cell/>
          <table:table-cell table:formula="of:=[.B27]+60*60" office:value-type="float" office:value="18000" calcext:value-type="float">
            <text:p>18000</text:p>
          </table:table-cell>
          <table:table-cell table:formula="of:=[.C$23]*EXP(-[.B28]/[.I$2])" office:value-type="float" office:value="84.546957629179" calcext:value-type="float">
            <text:p>84.5</text:p>
          </table:table-cell>
          <table:table-cell table:number-columns-repeated="23"/>
        </table:table-row>
        <table:table-row table:style-name="ro1">
          <table:table-cell/>
          <table:table-cell table:formula="of:=[.B28]+60*60" office:value-type="float" office:value="21600" calcext:value-type="float">
            <text:p>21600</text:p>
          </table:table-cell>
          <table:table-cell table:formula="of:=[.C$23]*EXP(-[.B29]/[.I$2])" office:value-type="float" office:value="82.5986330699907" calcext:value-type="float">
            <text:p>82.6</text:p>
          </table:table-cell>
          <table:table-cell table:number-columns-repeated="23"/>
        </table:table-row>
        <table:table-row table:style-name="ro1">
          <table:table-cell/>
          <table:table-cell table:formula="of:=[.B29]+60*60" office:value-type="float" office:value="25200" calcext:value-type="float">
            <text:p>25200</text:p>
          </table:table-cell>
          <table:table-cell table:formula="of:=[.C$23]*EXP(-[.B30]/[.I$2])" office:value-type="float" office:value="80.6952062657824" calcext:value-type="float">
            <text:p>80.7</text:p>
          </table:table-cell>
          <table:table-cell table:number-columns-repeated="23"/>
        </table:table-row>
        <table:table-row table:style-name="ro1">
          <table:table-cell/>
          <table:table-cell table:formula="of:=[.B30]+60*60" office:value-type="float" office:value="28800" calcext:value-type="float">
            <text:p>28800</text:p>
          </table:table-cell>
          <table:table-cell table:formula="of:=[.C$23]*EXP(-[.B31]/[.I$2])" office:value-type="float" office:value="78.835642579695" calcext:value-type="float">
            <text:p>78.8</text:p>
          </table:table-cell>
          <table:table-cell table:number-columns-repeated="23"/>
        </table:table-row>
        <table:table-row table:style-name="ro1">
          <table:table-cell/>
          <table:table-cell table:formula="of:=[.B31]+60*60" office:value-type="float" office:value="32400" calcext:value-type="float">
            <text:p>32400</text:p>
          </table:table-cell>
          <table:table-cell table:formula="of:=[.C$23]*EXP(-[.B32]/[.I$2])" office:value-type="float" office:value="77.0189312173408" calcext:value-type="float">
            <text:p>77.0</text:p>
          </table:table-cell>
          <table:table-cell table:number-columns-repeated="23"/>
        </table:table-row>
        <table:table-row table:style-name="ro1">
          <table:table-cell/>
          <table:table-cell table:formula="of:=[.B32]+60*60" office:value-type="float" office:value="36000" calcext:value-type="float">
            <text:p>36000</text:p>
          </table:table-cell>
          <table:table-cell table:formula="of:=[.C$23]*EXP(-[.B33]/[.I$2])" office:value-type="float" office:value="75.2440846773704" calcext:value-type="float">
            <text:p>75.2</text:p>
          </table:table-cell>
          <table:table-cell table:number-columns-repeated="23"/>
        </table:table-row>
        <table:table-row table:style-name="ro1">
          <table:table-cell/>
          <table:table-cell table:formula="of:=[.B33]+60*60" office:value-type="float" office:value="39600" calcext:value-type="float">
            <text:p>39600</text:p>
          </table:table-cell>
          <table:table-cell table:formula="of:=[.C$23]*EXP(-[.B34]/[.I$2])" office:value-type="float" office:value="73.5101382147011" calcext:value-type="float">
            <text:p>73.5</text:p>
          </table:table-cell>
          <table:table-cell table:number-columns-repeated="23"/>
        </table:table-row>
        <table:table-row table:style-name="ro1">
          <table:table-cell/>
          <table:table-cell table:formula="of:=[.B34]+60*60" office:value-type="float" office:value="43200" calcext:value-type="float">
            <text:p>43200</text:p>
          </table:table-cell>
          <table:table-cell table:formula="of:=[.C$23]*EXP(-[.B35]/[.I$2])" office:value-type="float" office:value="71.8161493161154" calcext:value-type="float">
            <text:p>71.8</text:p>
          </table:table-cell>
          <table:table-cell table:number-columns-repeated="23"/>
        </table:table-row>
        <table:table-row table:style-name="ro1">
          <table:table-cell/>
          <table:table-cell table:formula="of:=[.B35]+60*60" office:value-type="float" office:value="46800" calcext:value-type="float">
            <text:p>46800</text:p>
          </table:table-cell>
          <table:table-cell table:formula="of:=[.C$23]*EXP(-[.B36]/[.I$2])" office:value-type="float" office:value="70.1611971879429" calcext:value-type="float">
            <text:p>70.2</text:p>
          </table:table-cell>
          <table:table-cell table:number-columns-repeated="23"/>
        </table:table-row>
        <table:table-row table:style-name="ro1">
          <table:table-cell/>
          <table:table-cell table:formula="of:=[.B36]+60*60" office:value-type="float" office:value="50400" calcext:value-type="float">
            <text:p>50400</text:p>
          </table:table-cell>
          <table:table-cell table:formula="of:=[.C$23]*EXP(-[.B37]/[.I$2])" office:value-type="float" office:value="68.5443822555491" calcext:value-type="float">
            <text:p>68.5</text:p>
          </table:table-cell>
          <table:table-cell table:number-columns-repeated="23"/>
        </table:table-row>
        <table:table-row table:style-name="ro1">
          <table:table-cell/>
          <table:table-cell table:formula="of:=[.B37]+60*60" office:value-type="float" office:value="54000" calcext:value-type="float">
            <text:p>54000</text:p>
          </table:table-cell>
          <table:table-cell table:formula="of:=[.C$23]*EXP(-[.B38]/[.I$2])" office:value-type="float" office:value="66.9648256743578" calcext:value-type="float">
            <text:p>67.0</text:p>
          </table:table-cell>
          <table:table-cell table:number-columns-repeated="23"/>
        </table:table-row>
        <table:table-row table:style-name="ro1">
          <table:table-cell/>
          <table:table-cell table:formula="of:=[.B38]+60*60" office:value-type="float" office:value="57600" calcext:value-type="float">
            <text:p>57600</text:p>
          </table:table-cell>
          <table:table-cell table:formula="of:=[.C$23]*EXP(-[.B39]/[.I$2])" office:value-type="float" office:value="65.4216688521413" calcext:value-type="float">
            <text:p>65.4</text:p>
          </table:table-cell>
          <table:table-cell table:number-columns-repeated="23"/>
        </table:table-row>
        <table:table-row table:style-name="ro1">
          <table:table-cell/>
          <table:table-cell table:formula="of:=[.B39]+60*60" office:value-type="float" office:value="61200" calcext:value-type="float">
            <text:p>61200</text:p>
          </table:table-cell>
          <table:table-cell table:formula="of:=[.C$23]*EXP(-[.B40]/[.I$2])" office:value-type="float" office:value="63.91407298232" calcext:value-type="float">
            <text:p>63.9</text:p>
          </table:table-cell>
          <table:table-cell/>
          <table:table-cell table:style-name="ce24" office:value-type="string" calcext:value-type="string">
            <text:p>Target (℃)</text:p>
          </table:table-cell>
          <table:table-cell table:style-name="ce28" office:value-type="string" calcext:value-type="string">
            <text:p>Time (s)</text:p>
          </table:table-cell>
          <table:table-cell/>
          <table:table-cell table:style-name="ce24" office:value-type="string" calcext:value-type="string">
            <text:p>Water SHC (Jkg-1K-1)</text:p>
          </table:table-cell>
          <table:table-cell office:value-type="float" office:value="4200" calcext:value-type="float">
            <text:p>4200</text:p>
          </table:table-cell>
          <table:table-cell table:number-columns-repeated="6"/>
          <table:table-cell office:value-type="string" calcext:value-type="string">
            <text:p>Time (s)</text:p>
          </table:table-cell>
          <table:table-cell table:number-columns-repeated="2"/>
          <table:table-cell office:value-type="string" calcext:value-type="string">
            <text:p>Local slope (℃)</text:p>
          </table:table-cell>
          <table:table-cell table:number-columns-repeated="7"/>
        </table:table-row>
        <table:table-row table:style-name="ro1">
          <table:table-cell/>
          <table:table-cell table:formula="of:=[.B40]+60*60" office:value-type="float" office:value="64800" calcext:value-type="float">
            <text:p>64800</text:p>
          </table:table-cell>
          <table:table-cell table:formula="of:=[.C$23]*EXP(-[.B41]/[.I$2])" office:value-type="float" office:value="62.4412185880156" calcext:value-type="float">
            <text:p>62.4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9" table:formula="of:=-LN([.E41]/[.C23])*[.I2]" office:value-type="float" office:value="70958.1892463736" calcext:value-type="float">
            <text:p>70958</text:p>
          </table:table-cell>
          <table:table-cell table:number-columns-repeated="9"/>
          <table:table-cell table:formula="of:=[.P42]-60*60" office:value-type="float" office:value="67358.1892463736" calcext:value-type="float">
            <text:p>67358.1892463736</text:p>
          </table:table-cell>
          <table:table-cell table:formula="of:=[.C$23]*EXP(-[.P41]/[.I2])" office:value-type="float" office:value="61.4152712848437" calcext:value-type="float">
            <text:p>61.4152712848437</text:p>
          </table:table-cell>
          <table:table-cell table:formula="of:=[.P41]-[.P42]" office:value-type="float" office:value="-3600" calcext:value-type="float">
            <text:p>-3600</text:p>
          </table:table-cell>
          <table:table-cell table:formula="of:=[.R41]*[.F44]+[.E41]" office:value-type="float" office:value="61.3988376" calcext:value-type="float">
            <text:p>61.3988376</text:p>
          </table:table-cell>
          <table:table-cell table:number-columns-repeated="7"/>
        </table:table-row>
        <table:table-row table:style-name="ro1">
          <table:table-cell/>
          <table:table-cell table:formula="of:=[.B41]+60*60" office:value-type="float" office:value="68400" calcext:value-type="float">
            <text:p>68400</text:p>
          </table:table-cell>
          <table:table-cell table:formula="of:=[.C$23]*EXP(-[.B42]/[.I$2])" office:value-type="float" office:value="61.0023050766122" calcext:value-type="float">
            <text:p>61.0</text:p>
          </table:table-cell>
          <table:table-cell table:number-columns-repeated="4"/>
          <table:table-cell table:style-name="ce24" office:value-type="string" calcext:value-type="string">
            <text:p>Flask volume (l)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29" table:formula="of:=[.F41]" office:value-type="float" office:value="70958.1892463736" calcext:value-type="float">
            <text:p>70958</text:p>
          </table:table-cell>
          <table:table-cell table:formula="of:=[.C$23]*EXP(-[.P42]/[.I$2])" office:value-type="float" office:value="60" calcext:value-type="float">
            <text:p>60</text:p>
          </table:table-cell>
          <table:table-cell table:formula="of:=[.P42]-[.P42]" office:value-type="float" office:value="0" calcext:value-type="float">
            <text:p>0</text:p>
          </table:table-cell>
          <table:table-cell table:formula="of:=[.R42]*[.F44]+[.E41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/>
          <table:table-cell table:formula="of:=[.B42]+60*60" office:value-type="float" office:value="72000" calcext:value-type="float">
            <text:p>72000</text:p>
          </table:table-cell>
          <table:table-cell table:formula="of:=[.C$23]*EXP(-[.B43]/[.I$2])" office:value-type="float" office:value="59.5965503045819" calcext:value-type="float">
            <text:p>59.6</text:p>
          </table:table-cell>
          <table:table-cell table:number-columns-repeated="2"/>
          <table:table-cell table:style-name="ce24" office:value-type="string" calcext:value-type="string">
            <text:p><text:span text:style-name="T2">Rate of change at 60℃ </text:span>(℃/s)</text:p>
          </table:table-cell>
          <table:table-cell/>
          <table:table-cell table:style-name="ce24"/>
          <table:table-cell table:number-columns-repeated="7"/>
          <table:table-cell table:formula="of:=[.P42]+60*60" office:value-type="float" office:value="74558.1892463736" calcext:value-type="float">
            <text:p>74558.1892463736</text:p>
          </table:table-cell>
          <table:table-cell table:formula="of:=[.C$23]*EXP(-[.P43]/[.I$2])" office:value-type="float" office:value="58.6173426362187" calcext:value-type="float">
            <text:p>58.6173426362187</text:p>
          </table:table-cell>
          <table:table-cell table:formula="of:=[.P43]-[.P42]" office:value-type="float" office:value="3600" calcext:value-type="float">
            <text:p>3600</text:p>
          </table:table-cell>
          <table:table-cell table:formula="of:=[.R43]*[.F44]+[.E41]" office:value-type="float" office:value="58.6011624" calcext:value-type="float">
            <text:p>58.6011624</text:p>
          </table:table-cell>
          <table:table-cell table:number-columns-repeated="7"/>
        </table:table-row>
        <table:table-row table:style-name="ro1">
          <table:table-cell/>
          <table:table-cell table:formula="of:=[.B43]+60*60" office:value-type="float" office:value="75600" calcext:value-type="float">
            <text:p>75600</text:p>
          </table:table-cell>
          <table:table-cell table:formula="of:=[.C$23]*EXP(-[.B44]/[.I$2])" office:value-type="float" office:value="58.2231901523386" calcext:value-type="float">
            <text:p>58.2</text:p>
          </table:table-cell>
          <table:table-cell table:number-columns-repeated="2"/>
          <table:table-cell table:style-name="ce12" table:formula="of:=-[.C23]/[.I2]*EXP(-[.F41]/[.I2])" office:value-type="float" office:value="-0.000388566" calcext:value-type="float">
            <text:p>-3.89E-04</text:p>
          </table:table-cell>
          <table:table-cell/>
          <table:table-cell table:style-name="ce24" office:value-type="string" calcext:value-type="string">
            <text:p><text:span text:style-name="T2">Power loss at 60℃ </text:span>(W)</text:p>
          </table:table-cell>
          <table:table-cell table:style-name="ce35" table:formula="of:=-([.I42]*[.I40]*[.F44])" office:value-type="float" office:value="2.61116352" calcext:value-type="float">
            <text:p>2.61</text:p>
          </table:table-cell>
          <table:table-cell table:number-columns-repeated="17"/>
        </table:table-row>
        <table:table-row table:style-name="ro2">
          <table:table-cell/>
          <table:table-cell table:formula="of:=[.B44]+60*60" office:value-type="float" office:value="79200" calcext:value-type="float">
            <text:p>79200</text:p>
          </table:table-cell>
          <table:table-cell table:formula="of:=[.C$23]*EXP(-[.B45]/[.I$2])" office:value-type="float" office:value="56.8814781088891" calcext:value-type="float">
            <text:p>56.9</text:p>
          </table:table-cell>
          <table:table-cell table:number-columns-repeated="4"/>
          <table:table-cell table:style-name="ce24" office:value-type="string" calcext:value-type="string">
            <text:p><text:span text:style-name="T2">Power loss at 60℃ </text:span>(kW)</text:p>
          </table:table-cell>
          <table:table-cell table:style-name="ce36" table:formula="of:=[.I44]/1000" office:value-type="float" office:value="0.00261116352" calcext:value-type="float">
            <text:p>0.003</text:p>
          </table:table-cell>
          <table:table-cell table:number-columns-repeated="17"/>
        </table:table-row>
        <table:table-row table:style-name="ro1">
          <table:table-cell/>
          <table:table-cell table:formula="of:=[.B45]+60*60" office:value-type="float" office:value="82800" calcext:value-type="float">
            <text:p>82800</text:p>
          </table:table-cell>
          <table:table-cell table:formula="of:=[.C$23]*EXP(-[.B46]/[.I$2])" office:value-type="float" office:value="55.5706848660553" calcext:value-type="float">
            <text:p>55.6</text:p>
          </table:table-cell>
          <table:table-cell table:number-columns-repeated="23"/>
        </table:table-row>
        <table:table-row table:style-name="ro1">
          <table:table-cell/>
          <table:table-cell table:formula="of:=[.B46]+60*60" office:value-type="float" office:value="86400" calcext:value-type="float">
            <text:p>86400</text:p>
          </table:table-cell>
          <table:table-cell table:formula="of:=[.C$23]*EXP(-[.B47]/[.I$2])" office:value-type="float" office:value="54.2900979220482" calcext:value-type="float">
            <text:p>54.3</text:p>
          </table:table-cell>
          <table:table-cell table:number-columns-repeated="23"/>
        </table:table-row>
        <table:table-row table:style-name="ro1">
          <table:table-cell/>
          <table:table-cell table:formula="of:=[.B47]+60*60" office:value-type="float" office:value="90000" calcext:value-type="float">
            <text:p>90000</text:p>
          </table:table-cell>
          <table:table-cell table:formula="of:=[.C$23]*EXP(-[.B48]/[.I$2])" office:value-type="float" office:value="53.039021194176" calcext:value-type="float">
            <text:p>53.0</text:p>
          </table:table-cell>
          <table:table-cell table:number-columns-repeated="23"/>
        </table:table-row>
        <table:table-row table:style-name="ro1">
          <table:table-cell/>
          <table:table-cell table:formula="of:=[.B48]+60*60" office:value-type="float" office:value="93600" calcext:value-type="float">
            <text:p>93600</text:p>
          </table:table-cell>
          <table:table-cell table:formula="of:=[.C$23]*EXP(-[.B49]/[.I$2])" office:value-type="float" office:value="51.8167746404779" calcext:value-type="float">
            <text:p>51.8</text:p>
          </table:table-cell>
          <table:table-cell table:number-columns-repeated="23"/>
        </table:table-row>
        <table:table-row table:style-name="ro1">
          <table:table-cell/>
          <table:table-cell table:formula="of:=[.B49]+60*60" office:value-type="float" office:value="97200" calcext:value-type="float">
            <text:p>97200</text:p>
          </table:table-cell>
          <table:table-cell table:formula="of:=[.C$23]*EXP(-[.B50]/[.I$2])" office:value-type="float" office:value="50.622693890077" calcext:value-type="float">
            <text:p>50.6</text:p>
          </table:table-cell>
          <table:table-cell table:number-columns-repeated="23"/>
        </table:table-row>
        <table:table-row table:style-name="ro1">
          <table:table-cell/>
          <table:table-cell table:formula="of:=[.B50]+60*60" office:value-type="float" office:value="100800" calcext:value-type="float">
            <text:p>100800</text:p>
          </table:table-cell>
          <table:table-cell table:formula="of:=[.C$23]*EXP(-[.B51]/[.I$2])" office:value-type="float" office:value="49.4561298820509" calcext:value-type="float">
            <text:p>49.5</text:p>
          </table:table-cell>
          <table:table-cell table:number-columns-repeated="23"/>
        </table:table-row>
        <table:table-row table:style-name="ro1">
          <table:table-cell/>
          <table:table-cell table:formula="of:=[.B51]+60*60" office:value-type="float" office:value="104400" calcext:value-type="float">
            <text:p>104400</text:p>
          </table:table-cell>
          <table:table-cell table:formula="of:=[.C$23]*EXP(-[.B52]/[.I$2])" office:value-type="float" office:value="48.3164485126251" calcext:value-type="float">
            <text:p>48.3</text:p>
          </table:table-cell>
          <table:table-cell table:number-columns-repeated="23"/>
        </table:table-row>
        <table:table-row table:style-name="ro1">
          <table:table-cell/>
          <table:table-cell table:formula="of:=[.B52]+60*60" office:value-type="float" office:value="108000" calcext:value-type="float">
            <text:p>108000</text:p>
          </table:table-cell>
          <table:table-cell table:formula="of:=[.C$23]*EXP(-[.B53]/[.I$2])" office:value-type="float" office:value="47.2030302904961" calcext:value-type="float">
            <text:p>47.2</text:p>
          </table:table-cell>
          <table:table-cell table:number-columns-repeated="23"/>
        </table:table-row>
        <table:table-row table:style-name="ro1">
          <table:table-cell/>
          <table:table-cell table:formula="of:=[.B53]+60*60" office:value-type="float" office:value="111600" calcext:value-type="float">
            <text:p>111600</text:p>
          </table:table-cell>
          <table:table-cell table:formula="of:=[.C$23]*EXP(-[.B54]/[.I$2])" office:value-type="float" office:value="46.1152700000969" calcext:value-type="float">
            <text:p>46.1</text:p>
          </table:table-cell>
          <table:table-cell table:number-columns-repeated="23"/>
        </table:table-row>
        <table:table-row table:style-name="ro1">
          <table:table-cell/>
          <table:table-cell table:formula="of:=[.B54]+60*60" office:value-type="float" office:value="115200" calcext:value-type="float">
            <text:p>115200</text:p>
          </table:table-cell>
          <table:table-cell table:formula="of:=[.C$23]*EXP(-[.B55]/[.I$2])" office:value-type="float" office:value="45.0525763726236" calcext:value-type="float">
            <text:p>45.1</text:p>
          </table:table-cell>
          <table:table-cell table:number-columns-repeated="23"/>
        </table:table-row>
        <table:table-row table:style-name="ro1">
          <table:table-cell/>
          <table:table-cell table:formula="of:=[.B55]+60*60" office:value-type="float" office:value="118800" calcext:value-type="float">
            <text:p>118800</text:p>
          </table:table-cell>
          <table:table-cell table:formula="of:=[.C$23]*EXP(-[.B56]/[.I$2])" office:value-type="float" office:value="44.0143717646414" calcext:value-type="float">
            <text:p>44.0</text:p>
          </table:table-cell>
          <table:table-cell table:number-columns-repeated="23"/>
        </table:table-row>
        <table:table-row table:style-name="ro1">
          <table:table-cell/>
          <table:table-cell table:formula="of:=[.B56]+60*60" office:value-type="float" office:value="122400" calcext:value-type="float">
            <text:p>122400</text:p>
          </table:table-cell>
          <table:table-cell table:formula="of:=[.C$23]*EXP(-[.B57]/[.I$2])" office:value-type="float" office:value="43.0000918440982" calcext:value-type="float">
            <text:p>43.0</text:p>
          </table:table-cell>
          <table:table-cell table:number-columns-repeated="23"/>
        </table:table-row>
        <table:table-row table:style-name="ro1">
          <table:table-cell/>
          <table:table-cell table:formula="of:=[.B57]+60*60" office:value-type="float" office:value="126000" calcext:value-type="float">
            <text:p>126000</text:p>
          </table:table-cell>
          <table:table-cell table:formula="of:=[.C$23]*EXP(-[.B58]/[.I$2])" office:value-type="float" office:value="42.0091852835729" calcext:value-type="float">
            <text:p>42.0</text:p>
          </table:table-cell>
          <table:table-cell table:number-columns-repeated="23"/>
        </table:table-row>
        <table:table-row table:style-name="ro1">
          <table:table-cell/>
          <table:table-cell table:formula="of:=[.B58]+60*60" office:value-type="float" office:value="129600" calcext:value-type="float">
            <text:p>129600</text:p>
          </table:table-cell>
          <table:table-cell table:formula="of:=[.C$23]*EXP(-[.B59]/[.I$2])" office:value-type="float" office:value="41.0411134605931" calcext:value-type="float">
            <text:p>41.0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number:min-decimal-places="1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02:12:39.695887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21:23:22.926412079</meta:creation-date>
    <meta:editing-duration>PT3H49M13S</meta:editing-duration>
    <meta:editing-cycles>27</meta:editing-cycles>
    <meta:generator>LibreOffice/7.0.3.1$Linux_X86_64 LibreOffice_project/00$Build-1</meta:generator>
    <dc:date>2020-11-10T02:32:48.009628385</dc:date>
    <meta:document-statistic meta:table-count="3" meta:cell-count="41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One.D3:RunOne.E6 RunOne.E1:RunOne.E2 RunOne.C21:RunOne.C47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D3:RunOne.D6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4"/>
          </chart:series>
          <chart:series chart:style-name="ch13" chart:values-cell-range-address="RunOne.C23:RunOne.C47" chart:label-cell-address="RunOne.C21:RunOne.C22" chart:class="chart:scatter">
            <chart:domain table:cell-range-address="RunOne.B23:RunOne.B47"/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One.D3:RunOne.D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47</svg:desc>
                </draw:g>
              </table:table-cell>
              <table:table-cell office:value-type="float" office:value="98.5">
                <text:p>98.5</text:p>
                <draw:g>
                  <svg:desc>RunOne.C23:RunOne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20">
                <text:p>44820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5.8669016360838">
                <text:p>95.8669016360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20">
                <text:p>70020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3.3041911604322">
                <text:p>93.3041911604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640">
                <text:p>83640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0.8099869666143">
                <text:p>90.8099869666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3824577472332">
                <text:p>88.3824577472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0198211493333">
                <text:p>86.019821149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203424657529">
                <text:p>83.7203424657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4823333614577">
                <text:p>81.4823333614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3041506339234">
                <text:p>79.3041506339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7.1841950066549">
                <text:p>77.1841950066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5.1209099549573">
                <text:p>75.1209099549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3.1127805630964">
                <text:p>73.1127805630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1.1583324120096">
                <text:p>71.1583324120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9.2561304967501">
                <text:p>69.2561304967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4047781728703">
                <text:p>67.4047781728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6029161309706">
                <text:p>65.6029161309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84922139866">
                <text:p>63.84922139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1424063691967">
                <text:p>62.1424063691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4812178560947">
                <text:p>60.4812178560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8644361730029">
                <text:p>58.8644361730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2908742381807">
                <text:p>57.2908742381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5.7593767029129">
                <text:p>55.7593767029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2688191032233">
                <text:p>54.268819103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8181070342653">
                <text:p>52.8181070342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1.4061753467823">
                <text:p>51.4061753467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0000" chart:maximum="7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One.D3:RunOne.E6 RunOne.E1:RunOne.E2 RunOne.C21:RunOne.C47 RunOne.S40:RunOne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One.E3:RunOne.E6" chart:label-cell-address="RunOne.E1:RunOne.E2" chart:class="chart:scatter">
            <chart:domain table:cell-range-address="RunOne.D3:RunOne.D6"/>
            <chart:data-point chart:repeated="4"/>
          </chart:series>
          <chart:series chart:style-name="ch11" chart:values-cell-range-address="RunOne.C23:RunOne.C47" chart:label-cell-address="RunOne.C21:RunOne.C22" chart:class="chart:scatter">
            <chart:domain table:cell-range-address="RunOne.B23:RunOne.B47"/>
            <chart:data-point chart:repeated="25"/>
          </chart:series>
          <chart:series chart:style-name="ch12" chart:values-cell-range-address="RunOne.S41:RunOne.S43" chart:label-cell-address="RunOne.S40:RunOne.S40" chart:class="chart:scatter">
            <chart:domain table:cell-range-address="RunOne.P41:RunOn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One.E1:RunOn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One.C21:RunOn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One.S40:RunOn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One.D3:RunOne.D6</svg:desc>
                </draw:g>
              </table:table-cell>
              <table:table-cell office:value-type="float" office:value="98.5">
                <text:p>98.5</text:p>
                <draw:g>
                  <svg:desc>RunOne.E3:RunOne.E6</svg:desc>
                </draw:g>
              </table:table-cell>
              <table:table-cell office:value-type="float" office:value="0">
                <text:p>0</text:p>
                <draw:g>
                  <svg:desc>RunOne.B23:RunOne.B47</svg:desc>
                </draw:g>
              </table:table-cell>
              <table:table-cell office:value-type="float" office:value="98.5">
                <text:p>98.5</text:p>
                <draw:g>
                  <svg:desc>RunOne.C23:RunOne.C47</svg:desc>
                </draw:g>
              </table:table-cell>
              <table:table-cell office:value-type="float" office:value="62261.3432301361">
                <text:p>62261.3432301361</text:p>
                <draw:g>
                  <svg:desc>RunOne.P41:RunOne.P43</svg:desc>
                </draw:g>
              </table:table-cell>
              <table:table-cell office:value-type="float" office:value="61.6257456">
                <text:p>61.6257456</text:p>
                <draw:g>
                  <svg:desc>RunOne.S41:RunOn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20">
                <text:p>44820</text:p>
              </table:table-cell>
              <table:table-cell office:value-type="float" office:value="70">
                <text:p>70</text:p>
              </table:table-cell>
              <table:table-cell office:value-type="float" office:value="3600">
                <text:p>3600</text:p>
              </table:table-cell>
              <table:table-cell office:value-type="float" office:value="95.8669016360838">
                <text:p>95.8669016360838</text:p>
              </table:table-cell>
              <table:table-cell office:value-type="float" office:value="65861.3432301361">
                <text:p>65861.34323013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20">
                <text:p>70020</text:p>
              </table:table-cell>
              <table:table-cell office:value-type="float" office:value="59">
                <text:p>59</text:p>
              </table:table-cell>
              <table:table-cell office:value-type="float" office:value="7200">
                <text:p>7200</text:p>
              </table:table-cell>
              <table:table-cell office:value-type="float" office:value="93.3041911604322">
                <text:p>93.3041911604322</text:p>
              </table:table-cell>
              <table:table-cell office:value-type="float" office:value="69461.3432301361">
                <text:p>69461.3432301361</text:p>
              </table:table-cell>
              <table:table-cell office:value-type="float" office:value="58.3742544">
                <text:p>58.3742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640">
                <text:p>83640</text:p>
              </table:table-cell>
              <table:table-cell office:value-type="float" office:value="52">
                <text:p>52</text:p>
              </table:table-cell>
              <table:table-cell office:value-type="float" office:value="10800">
                <text:p>10800</text:p>
              </table:table-cell>
              <table:table-cell office:value-type="float" office:value="90.8099869666143">
                <text:p>90.8099869666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8.3824577472332">
                <text:p>88.382457747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6.0198211493333">
                <text:p>86.019821149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3.7203424657529">
                <text:p>83.720342465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1.4823333614577">
                <text:p>81.4823333614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9.3041506339234">
                <text:p>79.3041506339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7.1841950066549">
                <text:p>77.184195006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5.1209099549573">
                <text:p>75.120909954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3.1127805630964">
                <text:p>73.112780563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1.1583324120096">
                <text:p>71.158332412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9.2561304967501">
                <text:p>69.2561304967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7.4047781728703">
                <text:p>67.404778172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5.6029161309706">
                <text:p>65.6029161309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3.84922139866">
                <text:p>63.84922139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2.1424063691967">
                <text:p>62.142406369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0.4812178560947">
                <text:p>60.481217856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8.8644361730029">
                <text:p>58.864436173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7.2908742381807">
                <text:p>57.290874238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5.7593767029129">
                <text:p>55.7593767029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4.2688191032233">
                <text:p>54.268819103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2.8181070342653">
                <text:p>52.818107034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1.4061753467823">
                <text:p>51.4061753467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wo.D3:RunTwo.E8 RunTwo.E1:RunTwo.E2 RunTwo.C21:RunTwo.C47" chart:data-source-has-labels="row" svg:x="1.203cm" svg:y="1.358cm" svg:width="17.044cm" svg:height="8.566cm">
          <chart:coordinate-region svg:x="2.01cm" svg:y="1.557cm" svg:width="15.68cm" svg:height="7.72cm"/>
          <chart:axis chart:dimension="x" chart:name="primary-x" chart:style-name="ch5">
            <chart:title svg:x="8.556cm" svg:y="10.146cm" chart:style-name="ch6">
              <text:p>Time (seconds)</text:p>
            </chart:title>
          </chart:axis>
          <chart:axis chart:dimension="y" chart:name="primary-y" chart:style-name="ch7">
            <chart:title svg:x="0.263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D3:RunTwo.D8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6"/>
          </chart:series>
          <chart:series chart:style-name="ch13" chart:values-cell-range-address="RunTwo.C23:RunTwo.C47" chart:label-cell-address="RunTwo.C21:RunTwo.C22" chart:class="chart:scatter">
            <chart:domain table:cell-range-address="RunTwo.B23:RunTwo.B47"/>
            <chart:data-point chart:repeated="2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Two.D3:RunTwo.D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47</svg:desc>
                </draw:g>
              </table:table-cell>
              <table:table-cell office:value-type="float" office:value="92.6">
                <text:p>92.6</text:p>
                <draw:g>
                  <svg:desc>RunTwo.C23:RunTwo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0">
                <text:p>6120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0.0868947402976">
                <text:p>90.0868947402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40">
                <text:p>25140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87.641993563169">
                <text:p>87.641993563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640">
                <text:p>53640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85.2634454530783">
                <text:p>85.2634454530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40">
                <text:p>65040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2.9494496298765">
                <text:p>82.9494496298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620">
                <text:p>94620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0.698254185446">
                <text:p>80.698254185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78.508154757344">
                <text:p>78.508154757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76.3774932384432">
                <text:p>76.3774932384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4.304656521592">
                <text:p>74.304656521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2.2880752783437">
                <text:p>72.2880752783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0.32622277083">
                <text:p>70.32622277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68.4176136958799">
                <text:p>68.4176136958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6.5608030605084">
                <text:p>66.5608030605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4.7543850879233">
                <text:p>64.7543850879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2.9969921532229">
                <text:p>62.9969921532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1.2872937479778">
                <text:p>61.2872937479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59.6239954729133">
                <text:p>59.6239954729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8.00583805793">
                <text:p>58.00583805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6.4315964087202">
                <text:p>56.4315964087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4.9000786792584">
                <text:p>54.900078679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3.4101253694644">
                <text:p>53.4101253694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1.9606084473546">
                <text:p>51.96060844735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0.5504304950179">
                <text:p>50.550430495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49.1785238777689">
                <text:p>49.1785238777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7.8438499358508">
                <text:p>47.84384993585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52500" chart:maximum="62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wo.D3:RunTwo.E8 RunTwo.E1:RunTwo.E2 RunTwo.C21:RunTwo.C47 RunTwo.S40:RunTwo.S43" chart:data-source-has-labels="row" svg:x="1.406cm" svg:y="1.359cm" svg:width="13.87cm" svg:height="8.557cm">
          <chart:coordinate-region svg:x="2.027cm" svg:y="1.558cm" svg:width="12.784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wo.E3:RunTwo.E8" chart:label-cell-address="RunTwo.E1:RunTwo.E2" chart:class="chart:scatter">
            <chart:domain table:cell-range-address="RunTwo.D3:RunTwo.D8"/>
            <chart:data-point chart:repeated="6"/>
          </chart:series>
          <chart:series chart:style-name="ch11" chart:values-cell-range-address="RunTwo.C23:RunTwo.C47" chart:label-cell-address="RunTwo.C21:RunTwo.C22" chart:class="chart:scatter">
            <chart:domain table:cell-range-address="RunTwo.B23:RunTwo.B47"/>
            <chart:data-point chart:repeated="25"/>
          </chart:series>
          <chart:series chart:style-name="ch12" chart:values-cell-range-address="RunTwo.S41:RunTwo.S43" chart:label-cell-address="RunTwo.S40:RunTwo.S40" chart:class="chart:scatter">
            <chart:domain table:cell-range-address="RunTwo.P41:RunTwo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wo.E1:RunTwo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wo.C21:RunTwo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wo.S40:RunTwo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Two.D3:RunTwo.D8</svg:desc>
                </draw:g>
              </table:table-cell>
              <table:table-cell office:value-type="float" office:value="96">
                <text:p>96</text:p>
                <draw:g>
                  <svg:desc>RunTwo.E3:RunTwo.E8</svg:desc>
                </draw:g>
              </table:table-cell>
              <table:table-cell office:value-type="float" office:value="0">
                <text:p>0</text:p>
                <draw:g>
                  <svg:desc>RunTwo.B23:RunTwo.B47</svg:desc>
                </draw:g>
              </table:table-cell>
              <table:table-cell office:value-type="float" office:value="92.6">
                <text:p>92.6</text:p>
                <draw:g>
                  <svg:desc>RunTwo.C23:RunTwo.C47</svg:desc>
                </draw:g>
              </table:table-cell>
              <table:table-cell office:value-type="float" office:value="53177.4770610675">
                <text:p>53177.4770610675</text:p>
                <draw:g>
                  <svg:desc>RunTwo.P41:RunTwo.P43</svg:desc>
                </draw:g>
              </table:table-cell>
              <table:table-cell office:value-type="float" office:value="61.6508664">
                <text:p>61.6508664</text:p>
                <draw:g>
                  <svg:desc>RunTwo.S41:RunTwo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0">
                <text:p>6120</text:p>
              </table:table-cell>
              <table:table-cell office:value-type="float" office:value="89">
                <text:p>89</text:p>
              </table:table-cell>
              <table:table-cell office:value-type="float" office:value="3600">
                <text:p>3600</text:p>
              </table:table-cell>
              <table:table-cell office:value-type="float" office:value="90.0868947402976">
                <text:p>90.0868947402976</text:p>
              </table:table-cell>
              <table:table-cell office:value-type="float" office:value="56777.4770610675">
                <text:p>56777.47706106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40">
                <text:p>25140</text:p>
              </table:table-cell>
              <table:table-cell office:value-type="float" office:value="74.5">
                <text:p>74.5</text:p>
              </table:table-cell>
              <table:table-cell office:value-type="float" office:value="7200">
                <text:p>7200</text:p>
              </table:table-cell>
              <table:table-cell office:value-type="float" office:value="87.641993563169">
                <text:p>87.641993563169</text:p>
              </table:table-cell>
              <table:table-cell office:value-type="float" office:value="60377.4770610675">
                <text:p>60377.4770610675</text:p>
              </table:table-cell>
              <table:table-cell office:value-type="float" office:value="58.3491336">
                <text:p>58.3491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640">
                <text:p>53640</text:p>
              </table:table-cell>
              <table:table-cell office:value-type="float" office:value="59">
                <text:p>59</text:p>
              </table:table-cell>
              <table:table-cell office:value-type="float" office:value="10800">
                <text:p>10800</text:p>
              </table:table-cell>
              <table:table-cell office:value-type="float" office:value="85.2634454530783">
                <text:p>85.2634454530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40">
                <text:p>65040</text:p>
              </table:table-cell>
              <table:table-cell office:value-type="float" office:value="55">
                <text:p>55</text:p>
              </table:table-cell>
              <table:table-cell office:value-type="float" office:value="14400">
                <text:p>14400</text:p>
              </table:table-cell>
              <table:table-cell office:value-type="float" office:value="82.9494496298765">
                <text:p>82.949449629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620">
                <text:p>94620</text:p>
              </table:table-cell>
              <table:table-cell office:value-type="float" office:value="47">
                <text:p>47</text:p>
              </table:table-cell>
              <table:table-cell office:value-type="float" office:value="18000">
                <text:p>18000</text:p>
              </table:table-cell>
              <table:table-cell office:value-type="float" office:value="80.698254185446">
                <text:p>80.69825418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78.508154757344">
                <text:p>78.50815475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76.3774932384432">
                <text:p>76.3774932384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4.304656521592">
                <text:p>74.30465652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2.2880752783437">
                <text:p>72.2880752783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0.32622277083">
                <text:p>70.3262227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68.4176136958799">
                <text:p>68.417613695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66.5608030605084">
                <text:p>66.5608030605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64.7543850879233">
                <text:p>64.754385087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2.9969921532229">
                <text:p>62.996992153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1.2872937479778">
                <text:p>61.287293747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59.6239954729133">
                <text:p>59.6239954729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58.00583805793">
                <text:p>58.0058380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56.4315964087202">
                <text:p>56.431596408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54.9000786792584">
                <text:p>54.900078679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3.4101253694644">
                <text:p>53.410125369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1.9606084473546">
                <text:p>51.960608447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0.5504304950179">
                <text:p>50.5504304950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49.1785238777689">
                <text:p>49.178523877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47.8438499358508">
                <text:p>47.8438499358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2" style:family="chart" style:data-style-name="N112">
      <style:chart-properties loext:regression-x-name="t" loext:regression-y-name="temp(t)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4cm" svg:height="11.131cm" xlink:href=".." xlink:type="simple" chart:class="chart:scatter" chart:style-name="ch1">
        <chart:title svg:x="6.161cm" svg:y="0.358cm" chart:style-name="ch2">
          <text:p>Vacuum flask temperature decay</text:p>
        </chart:title>
        <chart:legend chart:legend-position="end" loext:overlay="true" svg:x="13.699cm" svg:y="1.557cm" style:legend-expansion="custom" svg:width="3.991cm" svg:height="2.387cm" style:legend-expansion-aspect-ratio="1.67197318810222" chart:style-name="ch3"/>
        <chart:plot-area chart:style-name="ch4" table:cell-range-address="RunThree.D3:RunThree.E6 RunThree.E1:RunThree.E2 RunThree.C21:RunThree.C59" chart:data-source-has-labels="row" svg:x="0.912cm" svg:y="1.358cm" svg:width="17.335cm" svg:height="8.566cm">
          <chart:coordinate-region svg:x="2.01cm" svg:y="1.557cm" svg:width="15.68cm" svg:height="7.72cm"/>
          <chart:axis chart:dimension="x" chart:name="primary-x" chart:style-name="ch5">
            <chart:title svg:x="8.41cm" svg:y="10.146cm" chart:style-name="ch6">
              <text:p>Time (seconds)</text:p>
            </chart:title>
          </chart:axis>
          <chart:axis chart:dimension="y" chart:name="primary-y" chart:style-name="ch7">
            <chart:title svg:x="0cm" svg:y="6.889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6" chart:label-cell-address="RunThree.E1:RunThree.E2" chart:class="chart:scatter">
            <chart:domain table:cell-range-address="RunThree.D3:RunThree.D6"/>
            <chart:regression-curve chart:style-name="ch11">
              <chart:equation chart:display-equation="true" chart:display-r-square="false" svg:x="13.892cm" svg:y="10.482cm" chart:style-name="ch12"/>
            </chart:regression-curve>
            <chart:data-point chart:repeated="4"/>
          </chart:series>
          <chart:series chart:style-name="ch13" chart:values-cell-range-address="RunThree.C23:RunThree.C59" chart:label-cell-address="RunThree.C21:RunThree.C22" chart:class="chart:scatter">
            <chart:domain table:cell-range-address="RunThree.B23:RunThree.B59"/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Three.D3:RunThree.D6</svg:desc>
                </draw:g>
              </table:table-cell>
              <table:table-cell office:value-type="float" office:value="99.5">
                <text:p>99.5</text:p>
                <draw:g>
                  <svg:desc>RunThree.E3:RunThree.E6</svg:desc>
                </draw:g>
              </table:table-cell>
              <table:table-cell office:value-type="float" office:value="0">
                <text:p>0</text:p>
                <draw:g>
                  <svg:desc>RunThree.B23:RunThree.B59</svg:desc>
                </draw:g>
              </table:table-cell>
              <table:table-cell office:value-type="float" office:value="95">
                <text:p>95</text:p>
                <draw:g>
                  <svg:desc>RunThree.C23:RunThree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700">
                <text:p>44700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2.8107925073462">
                <text:p>92.8107925073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620">
                <text:p>82620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0.6720337457017">
                <text:p>90.6720337457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500">
                <text:p>124500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88.5825611599096">
                <text:p>88.5825611599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6.5412389850702">
                <text:p>86.5412389850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4.546957629179">
                <text:p>84.54695762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2.5986330699907">
                <text:p>82.5986330699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6952062657824">
                <text:p>80.6952062657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835642579695">
                <text:p>78.835642579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7.0189312173408">
                <text:p>77.0189312173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5.2440846773704">
                <text:p>75.2440846773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3.5101382147011">
                <text:p>73.5101382147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1.8161493161154">
                <text:p>71.8161493161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0.1611971879429">
                <text:p>70.1611971879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8.5443822555491">
                <text:p>68.5443822555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6.9648256743578">
                <text:p>66.9648256743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5.4216688521413">
                <text:p>65.4216688521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3.91407298232">
                <text:p>63.91407298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2.4412185880156">
                <text:p>62.4412185880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0023050766122">
                <text:p>61.0023050766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9.5965503045819">
                <text:p>59.596550304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8.2231901523386">
                <text:p>58.2231901523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6.8814781088891">
                <text:p>56.8814781088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5.5706848660553">
                <text:p>55.5706848660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4.2900979220482">
                <text:p>54.2900979220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53.039021194176">
                <text:p>53.039021194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00">
                <text:p>93600</text:p>
              </table:table-cell>
              <table:table-cell office:value-type="float" office:value="51.8167746404779">
                <text:p>51.816774640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00">
                <text:p>97200</text:p>
              </table:table-cell>
              <table:table-cell office:value-type="float" office:value="50.622693890077">
                <text:p>50.62269389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00">
                <text:p>100800</text:p>
              </table:table-cell>
              <table:table-cell office:value-type="float" office:value="49.4561298820509">
                <text:p>49.4561298820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00">
                <text:p>104400</text:p>
              </table:table-cell>
              <table:table-cell office:value-type="float" office:value="48.3164485126251">
                <text:p>48.3164485126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00">
                <text:p>108000</text:p>
              </table:table-cell>
              <table:table-cell office:value-type="float" office:value="47.2030302904961">
                <text:p>47.2030302904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00">
                <text:p>111600</text:p>
              </table:table-cell>
              <table:table-cell office:value-type="float" office:value="46.1152700000969">
                <text:p>46.1152700000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00">
                <text:p>115200</text:p>
              </table:table-cell>
              <table:table-cell office:value-type="float" office:value="45.0525763726236">
                <text:p>45.0525763726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00">
                <text:p>118800</text:p>
              </table:table-cell>
              <table:table-cell office:value-type="float" office:value="44.0143717646414">
                <text:p>44.0143717646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00">
                <text:p>122400</text:p>
              </table:table-cell>
              <table:table-cell office:value-type="float" office:value="43.0000918440982">
                <text:p>43.0000918440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00">
                <text:p>126000</text:p>
              </table:table-cell>
              <table:table-cell office:value-type="float" office:value="42.0091852835729">
                <text:p>42.009185283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00">
                <text:p>129600</text:p>
              </table:table-cell>
              <table:table-cell office:value-type="float" office:value="41.0411134605931">
                <text:p>41.04111346059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67000" chart:maximum="77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67cm" svg:height="11.119cm" xlink:href=".." xlink:type="simple" chart:class="chart:scatter" chart:style-name="ch1">
        <chart:title svg:x="6.532cm" svg:y="0.358cm" chart:style-name="ch2">
          <text:p>Vacuum flask temperature decay</text:p>
        </chart:title>
        <chart:legend chart:legend-position="end" svg:x="15.671cm" svg:y="4.762cm" style:legend-expansion="high" chart:style-name="ch3"/>
        <chart:plot-area chart:style-name="ch4" table:cell-range-address="RunThree.D3:RunThree.E8 RunThree.E1:RunThree.E2 RunThree.C21:RunThree.C47 RunThree.S40:RunThree.S43" chart:data-source-has-labels="row" svg:x="1.406cm" svg:y="1.359cm" svg:width="13.87cm" svg:height="8.557cm">
          <chart:coordinate-region svg:x="2.318cm" svg:y="1.558cm" svg:width="12.493cm" svg:height="7.711cm"/>
          <chart:axis chart:dimension="x" chart:name="primary-x" chart:style-name="ch5">
            <chart:title svg:x="7.172cm" svg:y="10.138cm" chart:style-name="ch6">
              <text:p>Time (seconds)</text:p>
            </chart:title>
          </chart:axis>
          <chart:axis chart:dimension="y" chart:name="primary-y" chart:style-name="ch7">
            <chart:title svg:x="0.451cm" svg:y="6.885cm" chart:style-name="ch8">
              <text:p>Temperature (C)</text:p>
            </chart:title>
            <chart:grid chart:style-name="ch9" chart:class="major"/>
          </chart:axis>
          <chart:series chart:style-name="ch10" chart:values-cell-range-address="RunThree.E3:RunThree.E8" chart:label-cell-address="RunThree.E1:RunThree.E2" chart:class="chart:scatter">
            <chart:domain table:cell-range-address="RunThree.D3:RunThree.D8"/>
            <chart:data-point chart:repeated="6"/>
          </chart:series>
          <chart:series chart:style-name="ch11" chart:values-cell-range-address="RunThree.C23:RunThree.C47" chart:label-cell-address="RunThree.C21:RunThree.C22" chart:class="chart:scatter">
            <chart:domain table:cell-range-address="RunThree.B23:RunThree.B47"/>
            <chart:data-point chart:repeated="25"/>
          </chart:series>
          <chart:series chart:style-name="ch12" chart:values-cell-range-address="RunThree.S41:RunThree.S43" chart:label-cell-address="RunThree.S40:RunThree.S40" chart:class="chart:scatter">
            <chart:domain table:cell-range-address="RunThree.P41:RunThree.P43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. Temp. (℃)</text:p>
                <text:list>
                  <text:list-item>
                    <text:p>Meas. Temp.</text:p>
                  </text:list-item>
                  <text:list-item>
                    <text:p>(℃)</text:p>
                  </text:list-item>
                </text:list>
                <draw:g>
                  <svg:desc>RunThree.E1:RunThree.E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odel temp. (℃)</text:p>
                <text:list>
                  <text:list-item>
                    <text:p>Model temp.</text:p>
                  </text:list-item>
                  <text:list-item>
                    <text:p>(℃)</text:p>
                  </text:list-item>
                </text:list>
                <draw:g>
                  <svg:desc>RunThree.C21:RunThree.C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Local slope (℃)</text:p>
                <draw:g>
                  <svg:desc>RunThree.S40:RunThree.S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Three.D3:RunThree.D8</svg:desc>
                </draw:g>
              </table:table-cell>
              <table:table-cell office:value-type="float" office:value="99.5">
                <text:p>99.5</text:p>
                <draw:g>
                  <svg:desc>RunThree.E3:RunThree.E8</svg:desc>
                </draw:g>
              </table:table-cell>
              <table:table-cell office:value-type="float" office:value="0">
                <text:p>0</text:p>
                <draw:g>
                  <svg:desc>RunThree.B23:RunThree.B47</svg:desc>
                </draw:g>
              </table:table-cell>
              <table:table-cell office:value-type="float" office:value="95">
                <text:p>95</text:p>
                <draw:g>
                  <svg:desc>RunThree.C23:RunThree.C47</svg:desc>
                </draw:g>
              </table:table-cell>
              <table:table-cell office:value-type="float" office:value="67358.1892463736">
                <text:p>67358.1892463736</text:p>
                <draw:g>
                  <svg:desc>RunThree.P41:RunThree.P43</svg:desc>
                </draw:g>
              </table:table-cell>
              <table:table-cell office:value-type="float" office:value="61.3988376">
                <text:p>61.3988376</text:p>
                <draw:g>
                  <svg:desc>RunThree.S41:RunThree.S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700">
                <text:p>44700</text:p>
              </table:table-cell>
              <table:table-cell office:value-type="float" office:value="69">
                <text:p>69</text:p>
              </table:table-cell>
              <table:table-cell office:value-type="float" office:value="3600">
                <text:p>3600</text:p>
              </table:table-cell>
              <table:table-cell office:value-type="float" office:value="92.8107925073462">
                <text:p>92.8107925073462</text:p>
              </table:table-cell>
              <table:table-cell office:value-type="float" office:value="70958.1892463736">
                <text:p>70958.18924637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620">
                <text:p>82620</text:p>
              </table:table-cell>
              <table:table-cell office:value-type="float" office:value="54">
                <text:p>54</text:p>
              </table:table-cell>
              <table:table-cell office:value-type="float" office:value="7200">
                <text:p>7200</text:p>
              </table:table-cell>
              <table:table-cell office:value-type="float" office:value="90.6720337457017">
                <text:p>90.6720337457017</text:p>
              </table:table-cell>
              <table:table-cell office:value-type="float" office:value="74558.1892463736">
                <text:p>74558.1892463736</text:p>
              </table:table-cell>
              <table:table-cell office:value-type="float" office:value="58.6011624">
                <text:p>58.6011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500">
                <text:p>124500</text:p>
              </table:table-cell>
              <table:table-cell office:value-type="float" office:value="44.5">
                <text:p>44.5</text:p>
              </table:table-cell>
              <table:table-cell office:value-type="float" office:value="10800">
                <text:p>10800</text:p>
              </table:table-cell>
              <table:table-cell office:value-type="float" office:value="88.5825611599096">
                <text:p>88.582561159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0">
                <text:p>14400</text:p>
              </table:table-cell>
              <table:table-cell office:value-type="float" office:value="86.5412389850702">
                <text:p>86.541238985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0">
                <text:p>18000</text:p>
              </table:table-cell>
              <table:table-cell office:value-type="float" office:value="84.546957629179">
                <text:p>84.54695762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0">
                <text:p>21600</text:p>
              </table:table-cell>
              <table:table-cell office:value-type="float" office:value="82.5986330699907">
                <text:p>82.5986330699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0">
                <text:p>25200</text:p>
              </table:table-cell>
              <table:table-cell office:value-type="float" office:value="80.6952062657824">
                <text:p>80.695206265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0">
                <text:p>28800</text:p>
              </table:table-cell>
              <table:table-cell office:value-type="float" office:value="78.835642579695">
                <text:p>78.83564257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0">
                <text:p>32400</text:p>
              </table:table-cell>
              <table:table-cell office:value-type="float" office:value="77.0189312173408">
                <text:p>77.0189312173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0">
                <text:p>36000</text:p>
              </table:table-cell>
              <table:table-cell office:value-type="float" office:value="75.2440846773704">
                <text:p>75.244084677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00">
                <text:p>39600</text:p>
              </table:table-cell>
              <table:table-cell office:value-type="float" office:value="73.5101382147011">
                <text:p>73.510138214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00">
                <text:p>43200</text:p>
              </table:table-cell>
              <table:table-cell office:value-type="float" office:value="71.8161493161154">
                <text:p>71.816149316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00">
                <text:p>46800</text:p>
              </table:table-cell>
              <table:table-cell office:value-type="float" office:value="70.1611971879429">
                <text:p>70.161197187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00">
                <text:p>50400</text:p>
              </table:table-cell>
              <table:table-cell office:value-type="float" office:value="68.5443822555491">
                <text:p>68.544382255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00">
                <text:p>54000</text:p>
              </table:table-cell>
              <table:table-cell office:value-type="float" office:value="66.9648256743578">
                <text:p>66.964825674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00">
                <text:p>57600</text:p>
              </table:table-cell>
              <table:table-cell office:value-type="float" office:value="65.4216688521413">
                <text:p>65.421668852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00">
                <text:p>61200</text:p>
              </table:table-cell>
              <table:table-cell office:value-type="float" office:value="63.91407298232">
                <text:p>63.91407298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0">
                <text:p>64800</text:p>
              </table:table-cell>
              <table:table-cell office:value-type="float" office:value="62.4412185880156">
                <text:p>62.441218588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">
                <text:p>68400</text:p>
              </table:table-cell>
              <table:table-cell office:value-type="float" office:value="61.0023050766122">
                <text:p>61.002305076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00">
                <text:p>72000</text:p>
              </table:table-cell>
              <table:table-cell office:value-type="float" office:value="59.5965503045819">
                <text:p>59.5965503045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00">
                <text:p>75600</text:p>
              </table:table-cell>
              <table:table-cell office:value-type="float" office:value="58.2231901523386">
                <text:p>58.223190152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00">
                <text:p>79200</text:p>
              </table:table-cell>
              <table:table-cell office:value-type="float" office:value="56.8814781088891">
                <text:p>56.881478108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0">
                <text:p>82800</text:p>
              </table:table-cell>
              <table:table-cell office:value-type="float" office:value="55.5706848660553">
                <text:p>55.5706848660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00">
                <text:p>86400</text:p>
              </table:table-cell>
              <table:table-cell office:value-type="float" office:value="54.2900979220482">
                <text:p>54.290097922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